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3.052cm" fo:min-width="3.056cm"/>
    </style:style>
    <style:style style:name="gr2" style:family="graphic" style:parent-style-name="standard">
      <style:graphic-properties svg:stroke-color="#000000" draw:textarea-vertical-align="middle"/>
    </style:style>
    <style:style style:name="gr3" style:family="graphic" style:parent-style-name="standard">
      <style:graphic-properties svg:stroke-width="0.053cm" svg:stroke-color="#00a933" draw:marker-start="Arrow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textarea-horizontal-align="justify" draw:textarea-vertical-align="middle" draw:auto-grow-height="false" fo:min-height="1.735cm" fo:min-width="2.803cm"/>
    </style:style>
    <style:style style:name="gr5" style:family="graphic" style:parent-style-name="standard">
      <style:graphic-properties svg:stroke-width="0.053cm" svg:stroke-color="#55308d" draw:marker-start="Arrow" draw:marker-start-width="0.279cm" draw:marker-end="Arrow" draw:marker-end-width="0.279cm" draw:fill-color="#000000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solid" svg:stroke-width="0.053cm" svg:stroke-color="#55308d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55308d" draw:marker-start="Arrow" draw:marker-start-width="0.279cm" draw:marker-end-width="0.279cm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fo:min-height="0.385cm"/>
    </style:style>
    <style:style style:name="gr9" style:family="graphic" style:parent-style-name="standard">
      <style:graphic-properties svg:stroke-width="0.053cm" svg:stroke-color="#00a933" draw:marker-start="Arrow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ff3838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000000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12" style:family="graphic" style:parent-style-name="objectwithoutfill">
      <style:graphic-properties svg:stroke-width="0.053cm" svg:stroke-color="#ff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3" style:family="graphic" style:parent-style-name="objectwithoutfill">
      <style:graphic-properties draw:stroke="solid" svg:stroke-width="0.053cm" svg:stroke-color="#ff3838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4" style:family="graphic" style:parent-style-name="objectwithoutfill">
      <style:graphic-properties svg:stroke-width="0.053cm" svg:stroke-color="#ff3838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5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6" style:family="graphic" style:parent-style-name="objectwithoutfill">
      <style:graphic-properties svg:stroke-width="0.053cm" svg:stroke-color="#2a6099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7" style:family="graphic" style:parent-style-name="objectwithoutfill">
      <style:graphic-properties svg:stroke-width="0.053cm" svg:stroke-color="#ff0000" draw:marker-start="Arrow" draw:marker-start-width="0.279cm" draw:marker-end="Arrow" draw:marker-end-width="0.279cm" draw:fill="solid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fo:min-height="1.423cm"/>
    </style:style>
    <style:style style:name="gr19" style:family="graphic" style:parent-style-name="objectwithoutfill">
      <style:graphic-properties svg:stroke-width="0.053cm" svg:stroke-color="#55308d" draw:marker-start="Arrow" draw:marker-start-width="0.279cm" draw:marker-end="Arrow" draw:marker-end-width="0.279cm" draw:fill="solid" draw:textarea-vertical-align="middle" fo:padding-top="0.151cm" fo:padding-bottom="0.151cm" fo:padding-left="0.276cm" fo:padding-right="0.276cm"/>
    </style:style>
    <style:style style:name="gr20" style:family="graphic" style:parent-style-name="standard">
      <style:graphic-properties draw:stroke="none" svg:stroke-color="#000000" draw:fill="none" draw:fill-color="#ffffff" fo:min-height="0.765cm"/>
    </style:style>
    <style:style style:name="gr21" style:family="graphic" style:parent-style-name="objectwithoutfill">
      <style:graphic-properties svg:stroke-width="0.053cm" svg:stroke-color="#00a933" draw:marker-start="Arrow" draw:marker-start-width="0.279cm" draw:marker-end="Arrow" draw:marker-end-width="0.279cm" draw:fill="solid" draw:textarea-vertical-align="middle" fo:padding-top="0.151cm" fo:padding-bottom="0.151cm" fo:padding-left="0.276cm" fo:padding-right="0.276cm"/>
    </style:style>
    <style:style style:name="gr22" style:family="graphic" style:parent-style-name="objectwithoutfill">
      <style:graphic-properties svg:stroke-width="0.053cm" svg:stroke-color="#2a6099" draw:marker-start="Arrow" draw:marker-start-width="0.279cm" draw:marker-end="Arrow" draw:marker-end-width="0.279cm" draw:fill="solid" draw:textarea-vertical-align="middle" fo:padding-top="0.151cm" fo:padding-bottom="0.151cm" fo:padding-left="0.276cm" fo:padding-right="0.276cm"/>
    </style:style>
    <style:style style:name="gr23" style:family="graphic" style:parent-style-name="objectwithoutfill">
      <style:graphic-properties svg:stroke-width="0.053cm" svg:stroke-color="#000000" draw:marker-start="Arrow" draw:marker-start-width="0.279cm" draw:marker-end="Arrow" draw:marker-end-width="0.279cm" draw:fill="solid" draw:textarea-vertical-align="middle" fo:padding-top="0.151cm" fo:padding-bottom="0.151cm" fo:padding-left="0.276cm" fo:padding-right="0.276cm"/>
    </style:style>
    <style:style style:name="gr24" style:family="graphic" style:parent-style-name="objectwithoutfill">
      <style:graphic-properties svg:stroke-width="0.053cm" draw:marker-start="Arrow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5" style:family="graphic" style:parent-style-name="objectwithoutfill">
      <style:graphic-properties svg:stroke-width="0.053cm" svg:stroke-color="#000000" draw:marker-start="Arrow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P1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solid"/>
      <style:paragraph-properties fo:margin-left="0cm" fo:margin-right="0cm" fo:text-align="center" fo:text-indent="0cm"/>
    </style:style>
    <style:style style:name="P9" style:family="paragraph">
      <loext:graphic-properties draw:fill="none"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556cm" svg:height="3.302cm" svg:x="21.574cm" svg:y="13.9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56cm" svg:height="3.302cm" svg:x="21.828cm" svg:y="14.208cm"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3.556cm" svg:height="3.302cm" svg:x="22.082cm" svg:y="3.794cm">
          <text:p text:style-name="P2"><text:span text:style-name="T1">SD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3.556cm" svg:height="3.302cm" svg:x="22.082cm" svg:y="9.128cm">
          <text:p text:style-name="P2"><text:span text:style-name="T1">RF Backend</text:span></text:p>
          <text:p text:style-name="P2"><text:span text:style-name="T1"><text:s/></text:span><text:span text:style-name="T1">(channelizer)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23.86cm" svg:y1="7.096cm" svg:x2="23.86cm" svg:y2="9.128cm" draw:start-shape="id1" draw:end-shape="id2" svg:d="M23860 7096v2032" svg:viewBox="0 0 1 2033">
          <text:p text:style-name="P3">USB</text:p>
        </draw:connector>
        <draw:custom-shape draw:style-name="gr1" draw:text-style-name="P1" xml:id="id12" draw:id="id12" draw:layer="layout" svg:width="3.556cm" svg:height="3.302cm" svg:x="15.986cm" svg:y="14.462cm">
          <text:p text:style-name="P2"><text:span text:style-name="T1">RF Frontend</text:span></text:p>
          <text:p text:style-name="P2"><text:span text:style-name="T1"><text:s/></text:span><text:span text:style-name="T1">(overseer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3.556cm" svg:height="3.302cm" svg:x="22.082cm" svg:y="14.462cm">
          <text:p text:style-name="P2"><text:span text:style-name="T1">Control</text:span></text:p>
          <text:p text:style-name="P2"><text:span text:style-name="T1">Demodulator</text:span></text:p>
          <text:p text:style-name="P2"><text:span text:style-name="T1">(Per system)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23.86cm" svg:y1="14.462cm" svg:x2="23.86cm" svg:y2="12.43cm" draw:start-shape="id3" draw:end-shape="id2" draw:end-glue-point="2" svg:d="M23860 14462v-2032" svg:viewBox="0 0 1 2033">
          <text:p text:style-name="P3"/>
        </draw:connector>
        <draw:custom-shape draw:style-name="gr1" draw:text-style-name="P1" xml:id="id8" draw:id="id8" draw:layer="layout" svg:width="3.556cm" svg:height="3.302cm" svg:x="9.636cm" svg:y="14.462cm">
          <text:p text:style-name="P2"><text:span text:style-name="T1">Call Record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10" draw:id="id10" draw:layer="layout" svg:width="3.302cm" svg:height="3.175cm" svg:x="16.24cm" svg:y="3.858cm">
          <text:p text:style-name="P3">Local disk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3" xml:id="id5" draw:id="id5" draw:layer="layout" svg:width="3.302cm" svg:height="3.175cm" svg:x="15.986cm" svg:y="19.288cm">
          <text:p text:style-name="P3">Redis</text:p>
          <text:p text:style-name="P3">Channel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xml:id="id4" draw:id="id4" draw:layer="layout" svg:width="3.556cm" svg:height="3.302cm" svg:x="9.89cm" svg:y="23.987cm">
          <text:p text:style-name="P2"><text:span text:style-name="T1">P25</text:span></text:p>
          <text:p text:style-name="P2"><text:span text:style-name="T1">Call Manager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11.668cm" svg:y1="23.987cm" svg:x2="17.637cm" svg:y2="22.463cm" draw:start-shape="id4" draw:start-glue-point="0" draw:end-shape="id5" svg:d="M11668 23987v-762h5969v-762" svg:viewBox="0 0 5970 1525">
          <text:p/>
        </draw:connector>
        <draw:custom-shape draw:style-name="gr1" draw:text-style-name="P1" xml:id="id6" draw:id="id6" draw:layer="layout" svg:width="3.556cm" svg:height="3.302cm" svg:x="15.859cm" svg:y="23.987cm">
          <text:p text:style-name="P2"><text:span text:style-name="T1">EDACS</text:span></text:p>
          <text:p text:style-name="P2"><text:span text:style-name="T1">Call Manage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3.556cm" svg:height="3.302cm" svg:x="22.082cm" svg:y="23.987cm">
          <text:p text:style-name="P2"><text:span text:style-name="T1">Motorola</text:span></text:p>
          <text:p text:style-name="P2"><text:span text:style-name="T1">Call Manager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17.637cm" svg:y1="22.463cm" svg:x2="17.637cm" svg:y2="23.987cm" draw:start-shape="id5" draw:start-glue-point="2" draw:end-shape="id6" svg:d="M17637 22463v1524" svg:viewBox="0 0 1 1525">
          <text:p/>
        </draw:connector>
        <draw:connector draw:style-name="gr5" draw:text-style-name="P4" draw:layer="layout" svg:x1="17.637cm" svg:y1="22.463cm" svg:x2="23.86cm" svg:y2="23.987cm" draw:start-shape="id5" draw:start-glue-point="7" draw:end-shape="id7" draw:end-glue-point="0" svg:d="M17637 22463v762h6223v762" svg:viewBox="0 0 6224 1525">
          <text:p/>
        </draw:connector>
        <draw:connector draw:style-name="gr6" draw:text-style-name="P3" draw:layer="layout" svg:x1="23.86cm" svg:y1="17.764cm" svg:x2="19.288cm" svg:y2="20.876cm" draw:start-shape="id3" draw:start-glue-point="2" draw:end-shape="id5" draw:end-glue-point="8" svg:d="M23860 17764v3112h-4572" svg:viewBox="0 0 4573 3113">
          <text:p/>
        </draw:connector>
        <draw:connector draw:style-name="gr7" draw:text-style-name="P3" draw:layer="layout" svg:x1="11.414cm" svg:y1="17.764cm" svg:x2="15.986cm" svg:y2="20.876cm" draw:start-shape="id8" draw:start-glue-point="2" draw:end-shape="id5" draw:end-glue-point="6" svg:d="M11414 17764v3112h4572" svg:viewBox="0 0 4573 3113">
          <text:p/>
        </draw:connector>
        <draw:frame draw:style-name="gr8" draw:text-style-name="P6" draw:layer="layout" svg:width="15.907cm" svg:height="0.725cm" svg:x="10.747cm" svg:y="22.59cm">
          <draw:text-box>
            <text:p text:style-name="P5"><text:span text:style-name="T2">Call managers input control data, and output call start/stop status </text:span><text:span text:style-name="T1">via channel</text:span></text:p>
          </draw:text-box>
        </draw:frame>
        <draw:custom-shape draw:style-name="gr1" draw:text-style-name="P1" draw:layer="layout" svg:width="3.556cm" svg:height="3.302cm" svg:x="9.128cm" svg:y="8.62cm"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56cm" svg:height="3.302cm" svg:x="9.382cm" svg:y="8.874cm"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3.556cm" svg:height="3.302cm" svg:x="9.636cm" svg:y="9.128cm">
          <text:p text:style-name="P2"><text:span text:style-name="T1">Logging receivers</text:span></text:p>
          <text:p text:style-name="P2"><text:span text:style-name="T1">(various </text:span></text:p>
          <text:p text:style-name="P2"><text:span text:style-name="T1">modulation)</text:span>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svg:x1="13.192cm" svg:y1="10.779cm" svg:x2="22.082cm" svg:y2="10.779cm" draw:start-shape="id9" draw:start-glue-point="1" draw:end-shape="id2" svg:d="M13192 10779h8890" svg:viewBox="0 0 8891 1">
          <text:p/>
        </draw:connector>
        <draw:connector draw:style-name="gr10" draw:text-style-name="P3" draw:layer="layout" svg:x1="11.414cm" svg:y1="14.462cm" svg:x2="11.414cm" svg:y2="12.43cm" draw:start-shape="id8" draw:end-shape="id9" svg:d="M11414 14462v-2032" svg:viewBox="0 0 1 2033">
          <text:p/>
        </draw:connector>
        <draw:custom-shape draw:style-name="gr1" draw:text-style-name="P1" xml:id="id11" draw:id="id11" draw:layer="layout" svg:width="3.556cm" svg:height="3.302cm" svg:x="9.509cm" svg:y="3.794cm">
          <text:p text:style-name="P2"><text:span text:style-name="T1">Upload proc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3" draw:layer="layout" svg:x1="16.24cm" svg:y1="5.446cm" svg:x2="13.065cm" svg:y2="5.445cm" draw:start-shape="id10" draw:start-glue-point="6" draw:end-shape="id11" svg:d="M16240 5446h-1587v-1h-1588" svg:viewBox="0 0 3176 2">
          <text:p/>
        </draw:connector>
        <draw:connector draw:style-name="gr10" draw:text-style-name="P3" draw:layer="layout" svg:x1="15.986cm" svg:y1="16.113cm" svg:x2="13.192cm" svg:y2="16.113cm" draw:start-shape="id12" draw:start-glue-point="3" draw:end-shape="id8" draw:end-glue-point="1" svg:d="M15986 16113h-2794" svg:viewBox="0 0 2795 1">
          <text:p/>
        </draw:connector>
        <draw:connector draw:style-name="gr10" draw:text-style-name="P3" draw:layer="layout" svg:x1="19.542cm" svg:y1="16.113cm" svg:x2="22.082cm" svg:y2="16.113cm" draw:start-shape="id12" draw:start-glue-point="1" draw:end-shape="id3" draw:end-glue-point="3" svg:d="M19542 16113h2540" svg:viewBox="0 0 2541 1">
          <text:p/>
        </draw:connector>
        <draw:connector draw:style-name="gr12" draw:text-style-name="P7" draw:layer="layout" draw:type="line" svg:x1="17.764cm" svg:y1="17.764cm" svg:x2="11.668cm" svg:y2="23.987cm" draw:start-shape="id12" draw:start-glue-point="2" draw:end-shape="id4" draw:end-glue-point="0" svg:d="M17764 17764l-6096 6223" svg:viewBox="0 0 6097 6224">
          <text:p/>
        </draw:connector>
        <draw:connector draw:style-name="gr13" draw:text-style-name="P7" draw:layer="layout" draw:type="line" svg:x1="17.764cm" svg:y1="17.764cm" svg:x2="17.996cm" svg:y2="23.872cm" draw:start-shape="id12" draw:start-glue-point="2" svg:d="M17764 17764l232 6108" svg:viewBox="0 0 233 6109">
          <text:p/>
        </draw:connector>
        <draw:connector draw:style-name="gr14" draw:text-style-name="P7" draw:layer="layout" draw:type="line" svg:x1="17.764cm" svg:y1="17.764cm" svg:x2="23.86cm" svg:y2="23.987cm" draw:start-shape="id12" draw:start-glue-point="2" draw:end-shape="id7" draw:end-glue-point="0" svg:d="M17764 17764l6096 6223" svg:viewBox="0 0 6097 6224">
          <text:p/>
        </draw:connector>
        <draw:connector draw:style-name="gr15" draw:text-style-name="P7" draw:layer="layout" draw:type="line" svg:x1="13.192cm" svg:y1="10.779cm" svg:x2="16.24cm" svg:y2="5.445cm" draw:start-shape="id9" draw:end-shape="id10" svg:d="M13192 10779l3048-5334" svg:viewBox="0 0 3049 5335">
          <text:p/>
        </draw:connector>
        <draw:custom-shape draw:style-name="gr4" draw:text-style-name="P3" xml:id="id13" draw:id="id13" draw:layer="layout" svg:width="3.302cm" svg:height="3.175cm" svg:x="3.159cm" svg:y="3.858cm">
          <text:p text:style-name="P3">Object stor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5" draw:text-style-name="P7" draw:layer="layout" draw:type="line" svg:x1="9.509cm" svg:y1="5.445cm" svg:x2="6.461cm" svg:y2="5.446cm" draw:start-shape="id11" draw:end-shape="id13" draw:end-glue-point="8" svg:d="M9509 5445l-3048 1" svg:viewBox="0 0 3049 2">
          <text:p/>
        </draw:connector>
        <draw:custom-shape draw:style-name="gr1" draw:text-style-name="P1" xml:id="id14" draw:id="id14" draw:layer="layout" svg:width="3.556cm" svg:height="3.302cm" svg:x="3.159cm" svg:y="8.747cm">
          <text:p text:style-name="P2"><text:span text:style-name="T1">Metadata</text:span></text:p>
          <text:p text:style-name="P2"><text:span text:style-name="T1">Ingest proc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7" draw:layer="layout" draw:type="line" svg:x1="9.509cm" svg:y1="5.445cm" svg:x2="6.715cm" svg:y2="10.398cm" draw:start-shape="id11" draw:end-shape="id14" svg:d="M9509 5445l-2794 4953" svg:viewBox="0 0 2795 4954">
          <text:p/>
        </draw:connector>
        <draw:custom-shape draw:style-name="gr1" draw:text-style-name="P1" xml:id="id15" draw:id="id15" draw:layer="layout" svg:width="3.556cm" svg:height="3.302cm" svg:x="3.159cm" svg:y="14.462cm">
          <text:p text:style-name="P2"><text:span text:style-name="T1">Duplicate call </text:span></text:p>
          <text:p text:style-name="P2"><text:span text:style-name="T1">identif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7" draw:layer="layout" draw:type="line" svg:x1="4.937cm" svg:y1="12.049cm" svg:x2="4.937cm" svg:y2="14.462cm" draw:start-shape="id14" draw:end-shape="id15" svg:d="M4937 12049v2413" svg:viewBox="0 0 1 2414">
          <text:p/>
        </draw:connector>
        <draw:custom-shape draw:style-name="gr4" draw:text-style-name="P3" xml:id="id17" draw:id="id17" draw:layer="layout" svg:width="3.302cm" svg:height="3.175cm" svg:x="6.461cm" svg:y="19.034cm">
          <text:p text:style-name="P3">Databas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xml:id="id16" draw:id="id16" draw:layer="layout" svg:width="3.556cm" svg:height="3.302cm" svg:x="1.635cm" svg:y="19.034cm">
          <text:p text:style-name="P2"><text:span text:style-name="T1">DB bulk insert</text:span></text:p>
          <text:p text:style-name="P2"><text:span text:style-name="T1"><text:s/></text:span><text:span text:style-name="T1">batch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7" draw:layer="layout" draw:type="line" svg:x1="4.937cm" svg:y1="17.764cm" svg:x2="3.413cm" svg:y2="19.034cm" draw:start-shape="id15" draw:end-shape="id16" svg:d="M4937 17764l-1524 1270" svg:viewBox="0 0 1525 1271">
          <text:p/>
        </draw:connector>
        <draw:connector draw:style-name="gr16" draw:text-style-name="P7" draw:layer="layout" draw:type="line" svg:x1="6.715cm" svg:y1="16.113cm" svg:x2="8.112cm" svg:y2="19.828cm" draw:start-shape="id15" draw:end-shape="id17" draw:end-glue-point="4" svg:d="M6715 16113l1397 3715" svg:viewBox="0 0 1398 3716">
          <text:p/>
        </draw:connector>
        <draw:connector draw:style-name="gr16" draw:text-style-name="P7" draw:layer="layout" draw:type="line" svg:x1="5.191cm" svg:y1="20.685cm" svg:x2="6.461cm" svg:y2="20.621cm" draw:start-shape="id16" draw:end-shape="id17" svg:d="M5191 20685l1270-64" svg:viewBox="0 0 1271 65">
          <text:p/>
        </draw:connector>
        <draw:line draw:style-name="gr17" draw:text-style-name="P8" draw:layer="layout" svg:x1="14.97cm" svg:y1="30.21cm" svg:x2="18.399cm" svg:y2="30.21cm">
          <text:p/>
        </draw:line>
        <draw:frame draw:style-name="gr18" draw:text-style-name="P9" draw:layer="layout" svg:width="6.477cm" svg:height="1.673cm" svg:x="18.526cm" svg:y="29.702cm">
          <draw:text-box>
            <text:p>Process control</text:p>
          </draw:text-box>
        </draw:frame>
        <draw:line draw:style-name="gr19" draw:text-style-name="P8" draw:layer="layout" svg:x1="14.97cm" svg:y1="31.099cm" svg:x2="18.399cm" svg:y2="31.099cm">
          <text:p/>
        </draw:line>
        <draw:frame draw:style-name="gr18" draw:text-style-name="P9" draw:layer="layout" svg:width="6.477cm" svg:height="1.673cm" svg:x="18.526cm" svg:y="30.591cm">
          <draw:text-box>
            <text:p>Redis Channels</text:p>
          </draw:text-box>
        </draw:frame>
        <draw:line draw:style-name="gr17" draw:text-style-name="P8" draw:layer="layout" svg:x1="14.971cm" svg:y1="30.211cm" svg:x2="18.4cm" svg:y2="30.211cm">
          <text:p/>
        </draw:line>
        <draw:frame draw:style-name="gr20" draw:text-style-name="P9" draw:layer="layout" svg:width="6.477cm" svg:height="1.015cm" svg:x="18.527cm" svg:y="29.703cm">
          <draw:text-box>
            <text:p>Process control</text:p>
          </draw:text-box>
        </draw:frame>
        <draw:line draw:style-name="gr21" draw:text-style-name="P8" draw:layer="layout" svg:x1="14.97cm" svg:y1="31.988cm" svg:x2="18.399cm" svg:y2="31.988cm">
          <text:p/>
        </draw:line>
        <draw:frame draw:style-name="gr18" draw:text-style-name="P9" draw:layer="layout" svg:width="6.477cm" svg:height="1.673cm" svg:x="18.526cm" svg:y="31.48cm">
          <draw:text-box>
            <text:p>ZMQ Pub/Sub</text:p>
          </draw:text-box>
        </draw:frame>
        <draw:line draw:style-name="gr22" draw:text-style-name="P8" draw:layer="layout" svg:x1="14.97cm" svg:y1="32.855cm" svg:x2="18.399cm" svg:y2="32.855cm">
          <text:p/>
        </draw:line>
        <draw:frame draw:style-name="gr18" draw:text-style-name="P9" draw:layer="layout" svg:width="6.477cm" svg:height="1.673cm" svg:x="18.526cm" svg:y="32.347cm">
          <draw:text-box>
            <text:p>Database (SQL)</text:p>
          </draw:text-box>
        </draw:frame>
        <draw:line draw:style-name="gr23" draw:text-style-name="P8" draw:layer="layout" svg:x1="14.97cm" svg:y1="33.766cm" svg:x2="18.399cm" svg:y2="33.766cm">
          <text:p/>
        </draw:line>
        <draw:frame draw:style-name="gr18" draw:text-style-name="P9" draw:layer="layout" svg:width="6.477cm" svg:height="1.673cm" svg:x="18.526cm" svg:y="33.258cm">
          <draw:text-box>
            <text:p>Other</text:p>
          </draw:text-box>
        </draw:frame>
        <draw:custom-shape draw:style-name="gr1" draw:text-style-name="P1" xml:id="id18" draw:id="id18" draw:layer="layout" svg:width="3.556cm" svg:height="3.302cm" svg:x="3.286cm" svg:y="23.987cm">
          <text:p text:style-name="P2"><text:span text:style-name="T1">HTTPS 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9" draw:id="id19" draw:layer="layout" svg:width="3.556cm" svg:height="3.302cm" svg:x="3.286cm" svg:y="29.448cm">
          <text:p text:style-name="P2"><text:span text:style-name="T1">DB bulk insert</text:span></text:p>
          <text:p text:style-name="P2"><text:span text:style-name="T1"><text:s/></text:span><text:span text:style-name="T1">batch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7" draw:layer="layout" draw:type="line" svg:x1="5.064cm" svg:y1="23.987cm" svg:x2="8.112cm" svg:y2="22.209cm" draw:start-shape="id18" draw:start-glue-point="0" draw:end-shape="id17" draw:end-glue-point="7" svg:d="M5064 23987l3048-1778" svg:viewBox="0 0 3049 1779">
          <text:p/>
        </draw:connector>
        <draw:connector draw:style-name="gr25" draw:text-style-name="P7" draw:layer="layout" draw:type="line" svg:x1="5.064cm" svg:y1="27.289cm" svg:x2="5.064cm" svg:y2="29.448cm" draw:start-shape="id18" draw:start-glue-point="2" draw:end-shape="id19" draw:end-glue-point="0" svg:d="M5064 27289v2159" svg:viewBox="0 0 1 216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6T13:33:01.874000000</meta:creation-date>
    <dc:date>2019-04-16T14:16:17.078000000</dc:date>
    <meta:editing-duration>PT11M42S</meta:editing-duration>
    <meta:editing-cycles>2</meta:editing-cycles>
    <meta:generator>LibreOffice/6.2.2.2$Windows_X86_64 LibreOffice_project/2b840030fec2aae0fd2658d8d4f9548af4e3518d</meta:generator>
    <meta:document-statistic meta:object-count="60"/>
  </office:meta>
</office:document-meta>
</file>